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P5" style:parent-style-name="Standard" style:family="paragraph">
      <style:paragraph-properties fo:margin-left="0.25in">
        <style:tab-stops/>
      </style:paragraph-properties>
    </style:style>
    <style:style style:name="T6" style:parent-style-name="Policepardéfaut" style:family="text">
      <style:text-properties fo:font-weight="bold" style:font-weight-asian="bold" fo:font-size="24pt" style:font-size-asian="24pt" style:font-size-complex="24pt"/>
    </style:style>
    <style:style style:name="P7" style:parent-style-name="Standard" style:list-style-name="LFO7" style:family="paragraph"/>
    <style:style style:name="P8" style:parent-style-name="Standard" style:list-style-name="LFO7" style:family="paragraph"/>
    <style:style style:name="P9" style:parent-style-name="Standard" style:family="paragraph">
      <style:paragraph-properties fo:margin-left="0.25in">
        <style:tab-stops/>
      </style:paragraph-properties>
    </style:style>
    <style:style style:name="T10" style:parent-style-name="Policepardéfaut" style:family="text">
      <style:text-properties fo:font-weight="bold" style:font-weight-asian="bold" fo:font-size="24pt" style:font-size-asian="24pt" style:font-size-complex="24pt"/>
    </style:style>
    <style:style style:name="P11" style:parent-style-name="Standard" style:family="paragraph">
      <style:paragraph-properties fo:text-indent="0.25in"/>
    </style:style>
    <style:style style:name="T12" style:parent-style-name="Policepardéfaut" style:family="text">
      <style:text-properties fo:font-weight="bold" style:font-weight-asian="bold" fo:font-size="24pt" style:font-size-asian="24pt" style:font-size-complex="24pt"/>
    </style:style>
    <style:style style:name="P13" style:parent-style-name="Standard" style:family="paragraph">
      <style:paragraph-properties fo:margin-left="0.25in">
        <style:tab-stops/>
      </style:paragraph-properties>
    </style:style>
    <style:style style:name="T14" style:parent-style-name="Policepardéfaut" style:family="text">
      <style:text-properties fo:font-weight="bold" style:font-weight-asian="bold" fo:font-size="24pt" style:font-size-asian="24pt" style:font-size-complex="24pt"/>
    </style:style>
    <style:style style:name="P15" style:parent-style-name="Standard" style:list-style-name="LFO7" style:family="paragraph"/>
    <style:style style:name="P16" style:parent-style-name="Standard" style:list-style-name="LFO7" style:family="paragraph"/>
    <style:style style:name="P17" style:parent-style-name="Standard" style:list-style-name="LFO7" style:family="paragraph"/>
    <style:style style:name="P18" style:parent-style-name="Standard" style:list-style-name="LFO7" style:family="paragraph"/>
    <style:style style:name="T19" style:parent-style-name="Policepardéfaut" style:family="text">
      <style:text-properties fo:font-weight="bold" style:font-weight-asian="bold" fo:font-size="24pt" style:font-size-asian="24pt" style:font-size-complex="24pt"/>
    </style:style>
    <style:style style:name="T20" style:parent-style-name="Policepardéfaut" style:family="text">
      <style:text-properties fo:font-weight="bold" style:font-weight-asian="bold" fo:font-size="24pt" style:font-size-asian="24pt" style:font-size-complex="24pt"/>
    </style:style>
    <style:style style:name="P21" style:parent-style-name="Standard" style:list-style-name="LFO7" style:family="paragraph"/>
    <style:style style:name="P22" style:parent-style-name="Standard" style:list-style-name="LFO7" style:family="paragraph"/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paragraph-properties fo:margin-left="0.25in">
        <style:tab-stops/>
      </style:paragraph-properties>
    </style:style>
    <style:style style:name="P27" style:parent-style-name="Standard" style:family="paragraph">
      <style:paragraph-properties fo:margin-left="0.25in">
        <style:tab-stops/>
      </style:paragraph-properties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style="italic" style:font-style-asian="italic" style:font-style-complex="italic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Travail de pré-spécification</text:p>
      <text:p text:style-name="P2"/>
      <text:p text:style-name="Standard"><text:span text:style-name="T3">Fonctionnalités Requises :</text:span></text:p>
      <text:p text:style-name="Standard"><text:span text:style-name="T4">//Fonctionnalités indiquées clairement dans le cahier des charges</text:span></text:p>
      <text:p text:style-name="P5"><text:span text:style-name="T6">.</text:span><text:s text:c="5"/>Indexation (indexation automatique …) :</text:p>
      <text:list text:style-name="LFO7" text:continue-numbering="true">
        <text:list-item>
          <text:p text:style-name="P7">Créer des descripteurs pour chaque document.</text:p>
        </text:list-item>
        <text:list-item>
          <text:p text:style-name="P8">Sauvegarder les descripteurs<text:s/></text:p>
        </text:list-item>
      </text:list>
      <text:p text:style-name="P9"><text:span text:style-name="T10">.</text:span><text:s text:c="5"/>Comparaison (taux de<text:s/>similarité (seuil de similarité)…)</text:p>
      <text:p text:style-name="P11"><text:span text:style-name="T12">.</text:span><text:tab/>Recherche<text:s/>par type de document.</text:p>
      <text:p text:style-name="P13"><text:span text:style-name="T14">.</text:span><text:s text:c="5"/>Mode admin :</text:p>
      <text:list text:style-name="LFO7" text:continue-numbering="true">
        <text:list-item>
          <text:p text:style-name="P15">Configuration du processus d’indexation</text:p>
        </text:list-item>
        <text:list-item>
          <text:p text:style-name="P16">Lancer une indexation</text:p>
        </text:list-item>
        <text:list-item>
          <text:p text:style-name="P17">Visualiser les valeurs des descripteurs</text:p>
        </text:list-item>
        <text:list-item>
          <text:p text:style-name="P18">Faire différents type de texte<text:s/></text:p>
        </text:list-item>
      </text:list>
      <text:p text:style-name="Standard"><text:s text:c="7"/><text:span text:style-name="T19">.</text:span><text:span text:style-name="T20"><text:s/></text:span><text:s text:c="3"/>Mode utilisateur :</text:p>
      <text:list text:style-name="LFO7" text:continue-numbering="true">
        <text:list-item>
          <text:p text:style-name="P21">Recueillir une requête</text:p>
        </text:list-item>
        <text:list-item>
          <text:p text:style-name="P22">Explorer les bases de documents.</text:p>
        </text:list-item>
      </text:list>
      <text:p text:style-name="Standard"/>
      <text:p text:style-name="Standard"><text:s text:c="9"/></text:p>
      <text:p text:style-name="Standard"/>
      <text:p text:style-name="Standard"/>
      <text:p text:style-name="P23">Fonctionnalités possibles :</text:p>
      <text:p text:style-name="P24">//Fonctionnalités facultatives à ajouter/proposer par difficulté croissante</text:p>
      <text:p text:style-name="P25"/>
      <text:p text:style-name="P26">. <text:s text:c="4"/>Recherche « universelle »</text:p>
      <text:p text:style-name="P27">. <text:s text:c="4"/>Sécurisation de l’accès au mode admin.</text:p>
      <text:p text:style-name="Standard"/>
      <text:p text:style-name="P28">Questions Client :</text:p>
      <text:p text:style-name="P29">//Questions à poser au client concernant des ambiguïtés sur le travail à fournir</text:p>
      <text:p text:style-name="Standard">…<text:line-break/>A préparer avant mardi. <text:s/></text:p>
      <text:p text:style-name="Standard"/>
      <text:p text:style-name="P30">Répartition du travail :</text:p>
      <text:p text:style-name="P31">//Proposition de répartition du travail sur les différents modules/problématiques</text:p>
      <text:p text:style-name="P32"/>
      <text:p text:style-name="P33">…</text:p>
      <text:p text:style-name="P3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Liberation Serif" style:font-name-asian="NSimSun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ard Parfaite</meta:initial-creator>
    <dc:creator>Bernard Parfaite</dc:creator>
    <meta:creation-date>2021-11-05T17:46:00Z</meta:creation-date>
    <dc:date>2021-11-05T17:46:00Z</dc:date>
    <meta:template xlink:href="Normal" xlink:type="simple"/>
    <meta:editing-cycles>2</meta:editing-cycles>
    <meta:editing-duration>PT0S</meta:editing-duration>
    <meta:document-statistic meta:page-count="1" meta:paragraph-count="2" meta:word-count="156" meta:character-count="1015" meta:row-count="7" meta:non-whitespace-character-count="861"/>
  </office:meta>
</office:document-meta>
</file>